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E00000452DFE408FAF42347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c9211e" draw:fill="none" draw:fill-color="#c9211e" draw:textarea-vertical-align="middle"/>
    </style:style>
    <style:style style:name="gr3" style:family="graphic" style:parent-style-name="objectwithoutfill">
      <style:graphic-properties svg:stroke-color="#c9211e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c9211e" fo:min-height="0.2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c9211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use-window-font-color="true" loext:opacity="0%" fo:font-size="7pt" style:font-size-asian="7pt" style:font-size-complex="7pt"/>
    </style:style>
    <style:style style:name="P5" style:family="paragraph">
      <loext:graphic-properties draw:fill="solid" draw:fill-color="#c9211e"/>
      <style:text-properties style:use-window-font-color="true" loext:opacity="0%"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6.898cm" svg:x="1.024cm" svg:y="5.622cm">
          <draw:image xlink:href="Pictures/100000000000050E00000452DFE408FAF4234741.png" xlink:type="simple" xlink:show="embed" xlink:actuate="onLoad" draw:mime-type="image/png">
            <text:p/>
          </draw:image>
        </draw:frame>
        <draw:path draw:style-name="gr2" draw:text-style-name="P2" draw:layer="layout" svg:width="1.607cm" svg:height="0.787cm" draw:transform="rotate (2.91941223981091) translate (3.35658675301443cm 7.01683949942525cm)" svg:viewBox="0 0 1608 788" svg:d="M745 727c239 2 528 51 708-112 146-134 321-680-161-609-236 35-480 35-713 90-223 52-629 27-574 392 60 390 478 89 683 300z">
          <text:p/>
        </draw:path>
        <draw:path draw:style-name="gr3" draw:text-style-name="P3" draw:layer="layout" svg:width="1.489cm" svg:height="0.681cm" draw:transform="rotate (2.9239500958661) translate (2.95477917811382cm 18.0444487017187cm)" svg:viewBox="0 0 1490 682" svg:d="M264 642c248 9 491-58 735-92 204-29 667-212 420-451-193-185-509-61-761-22-254 40-474 172-658 336l119 213 177 56z">
          <text:p/>
        </draw:path>
        <draw:frame draw:style-name="gr4" draw:text-style-name="P5" draw:layer="layout" svg:width="6.35cm" svg:height="0.526cm" svg:x="4.492cm" svg:y="12.747cm">
          <draw:text-box>
            <text:p text:style-name="P4"><text:span text:style-name="T1">&lt;path to folder&gt;/Release2023/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04T20:18:12.227581984</dc:date>
    <meta:editing-duration>PT3M18S</meta:editing-duration>
    <meta:editing-cycles>1</meta:editing-cycles>
    <meta:document-statistic meta:object-count="4"/>
    <meta:generator>LibreOffice/7.0.4.2$Linux_X86_64 LibreOffice_project/00$Build-2</meta:generator>
  </office:meta>
</office:document-meta>
</file>